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90caa" officeooo:paragraph-rsid="00390caa"/>
    </style:style>
    <style:style style:name="P2" style:family="paragraph" style:parent-style-name="Standard">
      <style:text-properties officeooo:rsid="00390caa" officeooo:paragraph-rsid="00390caa"/>
    </style:style>
    <style:style style:name="P3" style:family="paragraph" style:parent-style-name="Standard">
      <style:text-properties officeooo:rsid="000d6d0e" officeooo:paragraph-rsid="000d6d0e"/>
    </style:style>
    <style:style style:name="P4" style:family="paragraph" style:parent-style-name="Standard">
      <style:text-properties officeooo:rsid="000d6d0e" officeooo:paragraph-rsid="000e4750"/>
    </style:style>
    <style:style style:name="P5" style:family="paragraph" style:parent-style-name="Standard">
      <style:text-properties officeooo:rsid="000e4750" officeooo:paragraph-rsid="000e4750"/>
    </style:style>
    <style:style style:name="P6" style:family="paragraph" style:parent-style-name="Standard">
      <style:text-properties officeooo:rsid="00125c03" officeooo:paragraph-rsid="00125c03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d6d0e" officeooo:paragraph-rsid="000e4750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d6d0e" officeooo:paragraph-rsid="000d6d0e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5c03" officeooo:paragraph-rsid="00125c03"/>
    </style:style>
    <style:style style:name="T1" style:family="text">
      <style:text-properties officeooo:rsid="000d6d0e"/>
    </style:style>
    <style:style style:name="T2" style:family="text">
      <style:text-properties officeooo:rsid="000e4750"/>
    </style:style>
    <style:style style:name="T3" style:family="text">
      <style:text-properties officeooo:rsid="001078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S SAMEEM</text:p>
      <text:p text:style-name="P1">ROLL NO: 57</text:p>
      <text:p text:style-name="P1">CLASS: S5R</text:p>
      <text:p text:style-name="P1">EXPERIMENT NO: <text:span text:style-name="T1">6</text:span></text:p>
      <text:p text:style-name="P1">DATE: <text:span text:style-name="T1">22</text:span>/12/2021</text:p>
      <text:p text:style-name="P1"/>
      <text:p text:style-name="P9">CREATION OF ACCOUNT TABLE</text:p>
      <text:p text:style-name="P6"/>
      <text:p text:style-name="P6">CREATE TABLE ACCOUNT(accno number(10) primary key,accname varchar(20) not null,balance number(10) not null);</text:p>
      <text:p text:style-name="P1"/>
      <text:p text:style-name="P8">PART A</text:p>
      <text:p text:style-name="P3"/>
      <text:p text:style-name="P3">--&gt;PL/SQL CODE</text:p>
      <text:p text:style-name="P3"/>
      <text:p text:style-name="P3">set serveroutput on</text:p>
      <text:p text:style-name="P3">accept x char prompt '1. Debit 2. Credit 3. Show balance Enter your choice: '</text:p>
      <text:p text:style-name="P3">DECLARE</text:p>
      <text:p text:style-name="P3">bal number(10);</text:p>
      <text:p text:style-name="P3">minbal number(10):=500;</text:p>
      <text:p text:style-name="P3">acnum number(10);</text:p>
      <text:p text:style-name="P3">val number(10);</text:p>
      <text:p text:style-name="P3">choice char(1);</text:p>
      <text:p text:style-name="P3">BEGIN</text:p>
      <text:p text:style-name="P3">choice:=&amp;x;</text:p>
      <text:p text:style-name="P3">acnum:=&amp;acnum;</text:p>
      <text:p text:style-name="P3">val:=&amp;val;</text:p>
      <text:p text:style-name="P3">select balance into bal from account where acnum=accno;</text:p>
      <text:p text:style-name="P3">CASE</text:p>
      <text:p text:style-name="P3"><text:tab/>WHEN choice='1' THEN</text:p>
      <text:p text:style-name="P3"><text:tab/><text:tab/>if ((bal-val)&gt;minbal) then</text:p>
      <text:p text:style-name="P3"><text:tab/><text:tab/><text:tab/>bal:=bal-val;</text:p>
      <text:p text:style-name="P3"><text:tab/><text:tab/><text:tab/>dbms_output.put_line('Rs. '||val||' is debited from account number '||acnum);</text:p>
      <text:p text:style-name="P3"><text:tab/><text:tab/><text:tab/>dbms_output.put_line('Current account balance: '||bal);</text:p>
      <text:p text:style-name="P3"><text:tab/><text:tab/><text:tab/>update account set balance=bal where acnum=accno;</text:p>
      <text:p text:style-name="P3"><text:tab/><text:tab/><text:tab/>commit;</text:p>
      <text:p text:style-name="P3"><text:tab/><text:tab/>else</text:p>
      <text:p text:style-name="P3"><text:tab/><text:tab/><text:tab/>dbms_output.put_line('Minimum balance violated!');</text:p>
      <text:p text:style-name="P3"><text:tab/><text:tab/>end if;</text:p>
      <text:p text:style-name="P3"><text:tab/>WHEN choice='2' THEN</text:p>
      <text:p text:style-name="P3"><text:tab/><text:tab/>bal:=bal+val;</text:p>
      <text:p text:style-name="P3"><text:tab/><text:tab/>dbms_output.put_line('Rs. '||val||' credited into account successfully!');</text:p>
      <text:p text:style-name="P3"><text:tab/><text:tab/>dbms_output.put_line('Current account balance: '||bal);</text:p>
      <text:p text:style-name="P3"><text:tab/><text:tab/>update account set balance=bal where acnum=accno;</text:p>
      <text:p text:style-name="P3"><text:tab/><text:tab/>commit;</text:p>
      <text:p text:style-name="P3"><text:tab/>WHEN choice='3' THEN</text:p>
      <text:p text:style-name="P3"><text:tab/><text:tab/>dbms_output.put_line('Account No '||acnum||' Balance: '||bal);</text:p>
      <text:p text:style-name="P3">END CASE;</text:p>
      <text:p text:style-name="P3">END;</text:p>
      <text:p text:style-name="P3">/</text:p>
      <text:p text:style-name="P3"/>
      <text:p text:style-name="P3">--&gt;<text:span text:style-name="T3">OUTPUT</text:span></text:p>
      <text:p text:style-name="P3"><text:soft-page-break/></text:p>
      <text:p text:style-name="P3">SQL&gt; select * from account;</text:p>
      <text:p text:style-name="P3"/>
      <text:p text:style-name="P3">ACCNO <text:tab/>ACCNAME<text:tab/><text:tab/>BALANCE</text:p>
      <text:p text:style-name="P3">---------- <text:tab/>-------------------- <text:tab/>----------</text:p>
      <text:p text:style-name="P3">5684285671 <text:tab/>Suku <text:tab/><text:tab/> <text:s text:c="5"/><text:tab/>5000</text:p>
      <text:p text:style-name="P3">5684283456 <text:tab/>Manu <text:tab/><text:tab/> <text:s text:c="4"/><text:tab/>10000</text:p>
      <text:p text:style-name="P3">5684287823 <text:tab/>Dan<text:tab/><text:tab/><text:tab/>3000</text:p>
      <text:p text:style-name="P3">5684280982 <text:tab/>Sam<text:tab/><text:tab/><text:tab/>600</text:p>
      <text:p text:style-name="P3"/>
      <text:p text:style-name="P3">SQL&gt; @/home/c126/Documents/Sameem/PLSQL/Pg1.sql</text:p>
      <text:p text:style-name="P3">1. Debit 2. Credit 3. Show balance Enter your choice: 1</text:p>
      <text:p text:style-name="P3">old <text:s text:c="2"/>8: choice:=&amp;x;</text:p>
      <text:p text:style-name="P3">new <text:s text:c="2"/>8: choice:=1;</text:p>
      <text:p text:style-name="P3">Enter value for acnum: 5684285671</text:p>
      <text:p text:style-name="P3">old <text:s text:c="2"/>9: acnum:=&amp;acnum;</text:p>
      <text:p text:style-name="P3">new <text:s text:c="2"/>9: acnum:=5684285671;</text:p>
      <text:p text:style-name="P3">Enter value for val: 500</text:p>
      <text:p text:style-name="P3">old <text:s/>10: val:=&amp;val;</text:p>
      <text:p text:style-name="P3">new <text:s/>10: val:=500;</text:p>
      <text:p text:style-name="P3">Rs. 500 is debited from account number 5684285671</text:p>
      <text:p text:style-name="P3">Current account balance: 4500</text:p>
      <text:p text:style-name="P3"/>
      <text:p text:style-name="P3">PL/SQL procedure successfully completed.</text:p>
      <text:p text:style-name="P3"/>
      <text:p text:style-name="P3">SQL&gt; @/home/c126/Documents/Sameem/PLSQL/Pg1.sql</text:p>
      <text:p text:style-name="P3">1. Debit 2. Credit 3. Show balance Enter your choice: 2</text:p>
      <text:p text:style-name="P3">old <text:s text:c="2"/>8: choice:=&amp;x;</text:p>
      <text:p text:style-name="P3">new <text:s text:c="2"/>8: choice:=2;</text:p>
      <text:p text:style-name="P3">Enter value for acnum: 5684280982</text:p>
      <text:p text:style-name="P3">old <text:s text:c="2"/>9: acnum:=&amp;acnum;</text:p>
      <text:p text:style-name="P3">new <text:s text:c="2"/>9: acnum:=5684280982;</text:p>
      <text:p text:style-name="P3">Enter value for val: 200</text:p>
      <text:p text:style-name="P3">old <text:s/>10: val:=&amp;val;</text:p>
      <text:p text:style-name="P3">new <text:s/>10: val:=200;</text:p>
      <text:p text:style-name="P3">Rs. 200 credited into account successfully!</text:p>
      <text:p text:style-name="P3">Current account balance: 800</text:p>
      <text:p text:style-name="P3"/>
      <text:p text:style-name="P3">PL/SQL procedure successfully completed.</text:p>
      <text:p text:style-name="P3"/>
      <text:p text:style-name="P7">PART <text:span text:style-name="T2">B</text:span></text:p>
      <text:p text:style-name="P4"/>
      <text:p text:style-name="P5">--&gt;PL/SQL CODE</text:p>
      <text:p text:style-name="P5"/>
      <text:p text:style-name="P5">set serveroutput on</text:p>
      <text:p text:style-name="P5">DECLARE</text:p>
      <text:p text:style-name="P5">bal number(10);</text:p>
      <text:p text:style-name="P5">minbal number(10):=500;</text:p>
      <text:p text:style-name="P5">acnum number(10);</text:p>
      <text:p text:style-name="P5">BEGIN</text:p>
      <text:p text:style-name="P5">acnum:=&amp;acnum;</text:p>
      <text:p text:style-name="P5">select balance into bal from account where acnum=accno;</text:p>
      <text:p text:style-name="P5"><text:soft-page-break/>if ((bal-200)&gt;minbal) then</text:p>
      <text:p text:style-name="P5"><text:tab/>bal:=bal-200;</text:p>
      <text:p text:style-name="P5"><text:tab/>dbms_output.put_line('Rs. 200 is debited from account number '||acnum||' and new balance is '||bal);</text:p>
      <text:p text:style-name="P5"><text:tab/>update account set balance=bal where acnum=accno;</text:p>
      <text:p text:style-name="P5"><text:tab/>commit;</text:p>
      <text:p text:style-name="P5">else</text:p>
      <text:p text:style-name="P5"><text:tab/>dbms_output.put_line('Rs. 200 cannot be debited from account number '||acnum||' since balance is '||bal);</text:p>
      <text:p text:style-name="P5">end if;</text:p>
      <text:p text:style-name="P5">END;</text:p>
      <text:p text:style-name="P5">/</text:p>
      <text:p text:style-name="P5"/>
      <text:p text:style-name="P4">--&gt;<text:span text:style-name="T3">OUTPUT</text:span></text:p>
      <text:p text:style-name="P4"/>
      <text:p text:style-name="P4">SQL&gt; select * from account;</text:p>
      <text:p text:style-name="P4"/>
      <text:p text:style-name="P4">ACCNO <text:tab/>ACCNAME<text:tab/><text:tab/>BALANCE</text:p>
      <text:p text:style-name="P4">---------- <text:tab/>-------------------- <text:tab/>----------</text:p>
      <text:p text:style-name="P4">5684285671 <text:tab/>Suku <text:tab/><text:tab/> <text:s text:c="5"/><text:tab/><text:span text:style-name="T2">45</text:span>00</text:p>
      <text:p text:style-name="P4">5684283456 <text:tab/>Manu <text:tab/><text:tab/> <text:s text:c="4"/><text:tab/>10000</text:p>
      <text:p text:style-name="P4">5684287823 <text:tab/>Dan<text:tab/><text:tab/><text:tab/>3000</text:p>
      <text:p text:style-name="P4">5684280982 <text:tab/>Sam<text:tab/><text:tab/><text:tab/><text:span text:style-name="T2">8</text:span>00</text:p>
      <text:p text:style-name="P4"/>
      <text:p text:style-name="P4">SQL&gt; @/home/c126/Documents/Sameem/PLSQL/Pg2.sql</text:p>
      <text:p text:style-name="P4">Enter value for acnum: 5684280982</text:p>
      <text:p text:style-name="P4">old <text:s text:c="2"/>6: acnum:=&amp;acnum;</text:p>
      <text:p text:style-name="P4">new <text:s text:c="2"/>6: acnum:=5684280982;</text:p>
      <text:p text:style-name="P4">Rs. 200 is debited from account number 5684280982 and new balance is 600</text:p>
      <text:p text:style-name="P4"/>
      <text:p text:style-name="P4">PL/SQL procedure successfully completed.</text:p>
      <text:p text:style-name="P4"/>
      <text:p text:style-name="P4">SQL&gt; @/home/c126/Documents/Sameem/PLSQL/Pg2.sql</text:p>
      <text:p text:style-name="P4">Enter value for acnum: 5684280982</text:p>
      <text:p text:style-name="P4">old <text:s text:c="2"/>6: acnum:=&amp;acnum;</text:p>
      <text:p text:style-name="P4">new <text:s text:c="2"/>6: acnum:=5684280982;</text:p>
      <text:p text:style-name="P4">Rs. 200 cannot be debited from account number 5684280982 since balance is 600</text:p>
      <text:p text:style-name="P4"/>
      <text:p text:style-name="P4">PL/SQL procedure successfully comple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3:41:19.866097323</meta:creation-date>
    <dc:date>2021-12-22T13:59:48.369114896</dc:date>
    <meta:editing-duration>PT18M2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118" meta:word-count="430" meta:character-count="3364" meta:non-whitespace-character-count="2926"/>
  </office:meta>
</office:document-meta>
</file>